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5000001C244BE34515D4A10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51df1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1<text:span text:style-name="T1">3</text:span> Editors - Properties Editor - Materials Tab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7cm" svg:height="7.62cm" draw:z-index="0"><draw:image xlink:href="Pictures/1000020100000155000001C244BE34515D4A10E2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1df1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3</text:span> Editors - Properties Editor - Materials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23M39S</meta:editing-duration>
    <meta:editing-cycles>56</meta:editing-cycles>
    <meta:generator>LibreOffice/6.3.6.2$Windows_X86_64 LibreOffice_project/2196df99b074d8a661f4036fca8fa0cbfa33a497</meta:generator>
    <dc:date>2020-06-30T11:19:12.521000000</dc:date>
    <meta:document-statistic meta:table-count="1" meta:image-count="1" meta:object-count="0" meta:page-count="1" meta:paragraph-count="3" meta:word-count="22" meta:character-count="132" meta:non-whitespace-character-count="113"/>
    <meta:template xlink:type="simple" xlink:actuate="onRequest" xlink:title="standard1cm" xlink:href="../../../../AppData/Roaming/LibreOffice/4/user/template/standard1cm.ott" meta:date="2016-03-28T18:47:57.125000000"/>
  </office:meta>
</office:document-meta>
</file>